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ver rouge : encyclopédie</text:p>
      <text:p text:style-name="P1"/>
      <text:p text:style-name="P1">Batailles</text:p>
      <text:p text:style-name="P1"/>
      <text:p text:style-name="P3">Lorsqu'une armée en attaque une autre, plusieurs choix s'offrent au commandant afin de mener la bataille à bien.</text:p>
      <text:p text:style-name="P2">Offensive :<text:span text:style-name="T1"> lorsque le temps manque, vous pouvez attaquer avec vos forces terrestres, sans soutien naval ni aérien, cela constitue la contre-offensive la plus basique ; la fortification et le retranchement sont impossibles pour l'ennemi comme pour vos propres troupes et la victoire repose clairement sur les forces en présence et la stratégie. Il n'y a aucun délai à attaquer de la sorte.</text:span></text:p>
      <text:p text:style-name="P2">Attaque avec soutien :<text:span text:style-name="T1"> ce type de bataille est plus difficile à mettre en place et constitue une offensive efficace qui peut toutefois être contrée par une rapide contre-offensive ; le soutien aérien et maritime est possible mais le retranchement est impossible. Ceci prend 2 tours.</text:span></text:p>
      <text:p text:style-name="P2">Retranchement :<text:span text:style-name="T1"> afin de préparer des défenses efficaces, vous pouvez demander à vos hommes de se retrancher dans des tranchées. Plus le temps passe, plus les défenses seront abouties et difficiles à prendre. À terme, une ligne de tranchée bien entretenue peut devenir une ligne de bunkers imprenable. À chaque tour, les fortifications deviennent plus puissantes. Deux commandants se faisant face en retranchement déclenche le mode de </text:span>Guerre de tranchée.</text:p>
      <text:p text:style-name="P2">Batailles navales et aériennes :<text:span text:style-name="T1"> la terrain étant « vide », ces batailles sont immédiates et peuvent opposer deux assaillants ou un assaillant et un défenseur. La zone est découpée en quadrillage à la manière des batailles terrest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cée Fabert</meta:initial-creator>
    <meta:creation-date>2014-02-21T10:56:34.06</meta:creation-date>
    <dc:date>2014-02-21T19:51:10.19</dc:date>
    <dc:creator>Pierre FARGEIX</dc:creator>
    <meta:editing-duration>PT13M44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7" meta:word-count="240" meta:character-count="1505"/>
  </office:meta>
</office:document-meta>
</file>